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D00000148883F3E5F502CAF8B.png" manifest:media-type="image/png"/>
  <manifest:file-entry manifest:full-path="Pictures/100002010000011D00000148016A4CA8321B33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2.2346in" svg:y="0.1126in" svg:width="1.5398in" svg:height="1.772in" draw:z-index="0"><draw:image xlink:href="Pictures/100002010000011D00000148883F3E5F502CAF8B.png" xlink:type="simple" xlink:show="embed" xlink:actuate="onLoad" loext:mime-type="image/png"/></draw:frame><draw:frame draw:style-name="fr1" draw:name="Image3" text:anchor-type="paragraph" svg:x="0.1654in" svg:y="0.0917in" svg:width="1.5398in" svg:height="1.772in" draw:z-index="2"><draw:image xlink:href="Pictures/100002010000011D00000148016A4CA8321B33F0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1654in" svg:y="0.0917in" svg:width="1.5398in" svg:height="1.772in" draw:z-index="1"><draw:image xlink:href="Pictures/100002010000011D00000148016A4CA8321B33F0.png" xlink:type="simple" xlink:show="embed" xlink:actuate="onLoad" loext:mime-type="image/png"/></draw:frame><draw:frame draw:style-name="fr1" draw:name="Image14" text:anchor-type="paragraph" svg:x="2.2346in" svg:y="0.1126in" svg:width="1.5398in" svg:height="1.772in" draw:z-index="3"><draw:image xlink:href="Pictures/100002010000011D00000148883F3E5F502CAF8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2.2346in" svg:y="0.1126in" svg:width="1.5398in" svg:height="1.772in" draw:z-index="4"><draw:image xlink:href="Pictures/100002010000011D00000148883F3E5F502CAF8B.png" xlink:type="simple" xlink:show="embed" xlink:actuate="onLoad" loext:mime-type="image/png"/></draw:frame><draw:frame draw:style-name="fr1" draw:name="Image15" text:anchor-type="paragraph" svg:x="0.1654in" svg:y="0.0917in" svg:width="1.5398in" svg:height="1.772in" draw:z-index="10"><draw:image xlink:href="Pictures/100002010000011D00000148016A4CA8321B33F0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10" text:anchor-type="paragraph" svg:x="2.2346in" svg:y="0.1126in" svg:width="1.5398in" svg:height="1.772in" draw:z-index="6"><draw:image xlink:href="Pictures/100002010000011D00000148883F3E5F502CAF8B.png" xlink:type="simple" xlink:show="embed" xlink:actuate="onLoad" loext:mime-type="image/png"/></draw:frame><draw:frame draw:style-name="fr1" draw:name="Image12" text:anchor-type="paragraph" svg:x="0.1654in" svg:y="0.0917in" svg:width="1.5398in" svg:height="1.772in" draw:z-index="8"><draw:image xlink:href="Pictures/100002010000011D00000148016A4CA8321B33F0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2.2346in" svg:y="0.1126in" svg:width="1.5398in" svg:height="1.772in" draw:z-index="5"><draw:image xlink:href="Pictures/100002010000011D00000148883F3E5F502CAF8B.png" xlink:type="simple" xlink:show="embed" xlink:actuate="onLoad" loext:mime-type="image/png"/></draw:frame><draw:frame draw:style-name="fr1" draw:name="Image16" text:anchor-type="paragraph" svg:x="0.1654in" svg:y="0.0917in" svg:width="1.5398in" svg:height="1.772in" draw:z-index="11"><draw:image xlink:href="Pictures/100002010000011D00000148016A4CA8321B33F0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11" text:anchor-type="paragraph" svg:x="2.2346in" svg:y="0.1126in" svg:width="1.5398in" svg:height="1.772in" draw:z-index="7"><draw:image xlink:href="Pictures/100002010000011D00000148883F3E5F502CAF8B.png" xlink:type="simple" xlink:show="embed" xlink:actuate="onLoad" loext:mime-type="image/png"/></draw:frame><draw:frame draw:style-name="fr1" draw:name="Image13" text:anchor-type="paragraph" svg:x="0.1654in" svg:y="0.0917in" svg:width="1.5398in" svg:height="1.772in" draw:z-index="9"><draw:image xlink:href="Pictures/100002010000011D00000148016A4CA8321B33F0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paragraph" svg:x="0.1654in" svg:y="0.0917in" svg:width="1.5398in" svg:height="1.772in" draw:z-index="12"><draw:image xlink:href="Pictures/100002010000011D00000148016A4CA8321B33F0.png" xlink:type="simple" xlink:show="embed" xlink:actuate="onLoad" loext:mime-type="image/png"/></draw:frame><draw:frame draw:style-name="fr1" draw:name="Image17" text:anchor-type="paragraph" svg:x="2.2346in" svg:y="0.1126in" svg:width="1.5398in" svg:height="1.772in" draw:z-index="16"><draw:image xlink:href="Pictures/100002010000011D00000148883F3E5F502CAF8B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1654in" svg:y="0.0917in" svg:width="1.5398in" svg:height="1.772in" draw:z-index="14"><draw:image xlink:href="Pictures/100002010000011D00000148016A4CA8321B33F0.png" xlink:type="simple" xlink:show="embed" xlink:actuate="onLoad" loext:mime-type="image/png"/></draw:frame><draw:frame draw:style-name="fr1" draw:name="Image19" text:anchor-type="paragraph" svg:x="2.2346in" svg:y="0.1126in" svg:width="1.5398in" svg:height="1.772in" draw:z-index="18"><draw:image xlink:href="Pictures/100002010000011D00000148883F3E5F502CAF8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7" text:anchor-type="paragraph" svg:x="0.1654in" svg:y="0.0917in" svg:width="1.5398in" svg:height="1.772in" draw:z-index="13"><draw:image xlink:href="Pictures/100002010000011D00000148016A4CA8321B33F0.png" xlink:type="simple" xlink:show="embed" xlink:actuate="onLoad" loext:mime-type="image/png"/></draw:frame><draw:frame draw:style-name="fr1" draw:name="Image18" text:anchor-type="paragraph" svg:x="2.2346in" svg:y="0.1126in" svg:width="1.5398in" svg:height="1.772in" draw:z-index="17"><draw:image xlink:href="Pictures/100002010000011D00000148883F3E5F502CAF8B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9" text:anchor-type="paragraph" svg:x="0.1654in" svg:y="0.0917in" svg:width="1.5398in" svg:height="1.772in" draw:z-index="15"><draw:image xlink:href="Pictures/100002010000011D00000148016A4CA8321B33F0.png" xlink:type="simple" xlink:show="embed" xlink:actuate="onLoad" loext:mime-type="image/png"/></draw:frame><draw:frame draw:style-name="fr1" draw:name="Image20" text:anchor-type="paragraph" svg:x="2.2346in" svg:y="0.1126in" svg:width="1.5398in" svg:height="1.772in" draw:z-index="19"><draw:image xlink:href="Pictures/100002010000011D00000148883F3E5F502CAF8B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20-10-04T12:32:49.679000000</meta:print-date>
    <dc:date>2020-10-04T12:32:21.884000000</dc:date>
    <meta:editing-cycles>42</meta:editing-cycles>
    <dc:subject>Avery Dennison Template</dc:subject>
    <dc:title>Avery Dennison Template</dc:title>
    <meta:editing-duration>P3DT17H57M23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